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834cm"/>
    </style:style>
    <style:style style:name="co2" style:family="table-column">
      <style:table-column-properties fo:break-before="auto" style:column-width="5.482cm"/>
    </style:style>
    <style:style style:name="co3" style:family="table-column">
      <style:table-column-properties fo:break-before="auto" style:column-width="10.986cm"/>
    </style:style>
    <style:style style:name="co4" style:family="table-column">
      <style:table-column-properties fo:break-before="auto" style:column-width="0.88cm"/>
    </style:style>
    <style:style style:name="co5" style:family="table-column">
      <style:table-column-properties fo:break-before="auto" style:column-width="5.182cm"/>
    </style:style>
    <style:style style:name="co6" style:family="table-column">
      <style:table-column-properties fo:break-before="auto" style:column-width="1.12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MX8ML_plu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C1,C3,C6,C9,C12,C13,C17,C19,C152,C153,C15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T188R61C106KE13D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C2,C4,C5,C7,C10,C11,C14,C16,C18,C20,C21,C22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1608X5R1A226M080AC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C8,C15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acitor_SMD:C_0201_0603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M0335C1H180JA01D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C23,C25,C26,C28,C29,C32,C33,C34,C35,C39,C40,C41,C42,C43,C44,C45,C46,C47,C48,C49,C50,C51,C54,C57,C60,C61,C63,C64,C65,C67,C68,C69,C70,C71,C72,C73,C74,C75,C76,C77,C78,C79,C80,C82,C83,C84,C85,C86,C87,C88,C89,C90,C91,C92,C93,C94,C95,C96,C97,C98,C99,C100,C101,C102,C103,C105,C107,C108,C109,C110,C111,C112,C114,C11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201_0603Metric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2016D105MAT2A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C24,C27,C30,C31,C36,C37,C38,C52,C53,C55,C56,C58,C59,C62,C66,C81,C104,C122,C125,C132,C139,C144,C14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402_1005Metri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L05A106MQ5NUNC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C106,C113,C116,C119,C120,C123,C124,C126,C127</text:p>
          </table:table-cell>
          <table:table-cell office:value-type="string" calcext:value-type="string">
            <text:p>0.22uF</text:p>
          </table:table-cell>
          <table:table-cell office:value-type="string" calcext:value-type="string">
            <text:p>Capacitor_SMD:C_0201_0603Metr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MK063BJ224MP-F</text:p>
          </table:table-cell>
          <table:table-cell office:value-type="string" calcext:value-type="string">
            <text:p>0.11</text:p>
          </table:table-cell>
        </table:table-row>
        <table:table-row table:style-name="ro1">
          <table:table-cell office:value-type="string" calcext:value-type="string">
            <text:p>C115,C118,C128,C129</text:p>
          </table:table-cell>
          <table:table-cell office:value-type="string" calcext:value-type="string">
            <text:p>12pF</text:p>
          </table:table-cell>
          <table:table-cell office:value-type="string" calcext:value-type="string">
            <text:p>Capacitor_SMD:C_0201_0603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GA1A2C0G1E120J030BA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C121,C158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05X5R0J475M050BC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C130,C131</text:p>
          </table:table-cell>
          <table:table-cell office:value-type="string" calcext:value-type="string">
            <text:p>12Pf</text:p>
          </table:table-cell>
          <table:table-cell office:value-type="string" calcext:value-type="string">
            <text:p>Capacitor_SMD: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1A2C0G1E120J030BA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C133,C134,C135,C136,C137,C138,C140,C141,C142,C143,C145,C146,C147,C149,C150,C15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402_1005Metric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4,C155,C15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201_0603Metric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_SMD: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88070107F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J1,J5</text:p>
          </table:table-cell>
          <table:table-cell office:value-type="string" calcext:value-type="string">
            <text:p>DF40C-80DP-0.4V_51_</text:p>
          </table:table-cell>
          <table:table-cell office:value-type="string" calcext:value-type="string">
            <text:p>_W_SBC:HRS_DF40C-80DS-0.4V_51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F40C-80DP-0.4V(51)</text:p>
          </table:table-cell>
          <table:table-cell office:value-type="string" calcext:value-type="string">
            <text:p>1.45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Front_Right</text:p>
          </table:table-cell>
          <table:table-cell office:value-type="string" calcext:value-type="string">
            <text:p>_W_SBC:HIROSE_DF40C-100DS-0.4V_51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40C-100DP-0.4V(51)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Front_Left</text:p>
          </table:table-cell>
          <table:table-cell office:value-type="string" calcext:value-type="string">
            <text:p>_W_SBC:HIROSE_DF40C-100DS-0.4V_51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40C-100DP-0.4V(51)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L1,L2,L3,L4</text:p>
          </table:table-cell>
          <table:table-cell office:value-type="string" calcext:value-type="string">
            <text:p>0.47uH</text:p>
          </table:table-cell>
          <table:table-cell office:value-type="string" calcext:value-type="string">
            <text:p>Inductor_SMD:L_APV_ANR252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PN252012ER47MT</text:p>
          </table:table-cell>
          <table:table-cell office:value-type="string" calcext:value-type="string">
            <text:p>ND</text:p>
          </table:table-cell>
        </table:table-row>
        <table:table-row table:style-name="ro1">
          <table:table-cell office:value-type="string" calcext:value-type="string">
            <text:p>L5,L6</text:p>
          </table:table-cell>
          <table:table-cell office:value-type="string" calcext:value-type="string">
            <text:p>0.47uH</text:p>
          </table:table-cell>
          <table:table-cell office:value-type="string" calcext:value-type="string">
            <text:p>Inductor_SMD:L_Cenker_CKCS2016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PN252012HR47MT</text:p>
          </table:table-cell>
          <table:table-cell office:value-type="string" calcext:value-type="string">
            <text:p>ND</text:p>
          </table:table-cell>
        </table:table-row>
        <table:table-row table:style-name="ro1">
          <table:table-cell office:value-type="string" calcext:value-type="string">
            <text:p>R1,R2,R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Resistor_SMD:R_0201_0603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C0201FR-07240RL</text:p>
          </table:table-cell>
          <table:table-cell office:value-type="string" calcext:value-type="string">
            <text:p>0.15</text:p>
          </table:table-cell>
        </table:table-row>
        <table:table-row table:style-name="ro1">
          <table:table-cell office:value-type="string" calcext:value-type="string">
            <text:p>R3,R4,R5,R6,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201_0603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CW020110K0JNED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R9,R13,R2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,R1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201_0603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0201FR-07100KL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8.2K</text:p>
          </table:table-cell>
          <table:table-cell office:value-type="string" calcext:value-type="string">
            <text:p>Resistor_SMD:R_0201_0603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201FR-078K2L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201JR-074M3L (0201)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R15,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CW040210K0JNED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510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J-2GEJ514X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6.04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9,R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_SMD:R_0201_0603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RC04F1500TRF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W04021K00JNED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IMX8ML8CVNKZAB</text:p>
          </table:table-cell>
          <table:table-cell office:value-type="string" calcext:value-type="string">
            <text:p>_W_SBC:LFBGA548_SOT2047-1_NX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MT53E1536M32D4DT-046 WT:A</text:p>
          </table:table-cell>
          <table:table-cell office:value-type="string" calcext:value-type="string">
            <text:p>_W_SBC:VFBGA200_10X14-5_DT_M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PCA9450CHNY</text:p>
          </table:table-cell>
          <table:table-cell office:value-type="string" calcext:value-type="string">
            <text:p>_W_SBC:HVQFN56_SOT949-6_NX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SDINBDG4-8G</text:p>
          </table:table-cell>
          <table:table-cell office:value-type="string" calcext:value-type="string">
            <text:p>_W_SBC:BGA153C50P14X14_1300X1150X80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MT25QUxxxxxx1xW7</text:p>
          </table:table-cell>
          <table:table-cell office:value-type="string" calcext:value-type="string">
            <text:p>Package_DFN_QFN:W-PDFN-8-1EP_6x5mm_P1.27mm_EP3x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25QU256ABA1EW7-0SIT</text:p>
          </table:table-cell>
          <table:table-cell office:value-type="string" calcext:value-type="string">
            <text:p>4.5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KSZ9131RNXI</text:p>
          </table:table-cell>
          <table:table-cell office:value-type="string" calcext:value-type="string">
            <text:p>Package_DFN_QFN:QFN-48-1EP_7x7mm_P0.5mm_EP5.6x5.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Z9131RNXI</text:p>
          </table:table-cell>
          <table:table-cell office:value-type="string" calcext:value-type="string">
            <text:p>3.5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_W_SBC:SPB228-QFN-96_11.55x15.55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Crystal:Crystal_SMD_3215-2Pin_3.2x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07-32.768KHZ-7-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Capacitor_SMD:C_0504_1310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07-32.768KHZ-7-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string" calcext:value-type="string">
            <text:p>24MHz</text:p>
          </table:table-cell>
          <table:table-cell office:value-type="string" calcext:value-type="string">
            <text:p>Crystal:Crystal_SMD_3225-4Pin_3.2x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X-3225 24.0000MF15X-AC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office:value-type="string" calcext:value-type="string">
            <text:p>25MHz</text:p>
          </table:table-cell>
          <table:table-cell office:value-type="string" calcext:value-type="string">
            <text:p>Crystal:Crystal_SMD_3225-4Pin_3.2x2.5m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3">00/00/0000</text:date>, <text:time style:data-style-name="N2" text:time-value="13:08:03.0885813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23T22:17:48.481839542</dc:date>
    <meta:editing-duration>PT9H3S</meta:editing-duration>
    <meta:editing-cycles>2</meta:editing-cycles>
    <meta:generator>LibreOffice/24.2.7.2$Linux_X86_64 LibreOffice_project/420$Build-2</meta:generator>
    <meta:document-statistic meta:table-count="1" meta:cell-count="225" meta:object-count="0"/>
  </office:meta>
</office:document-meta>
</file>